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', 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fo:font-weight="bold" officeooo:paragraph-rsid="0017d3ea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ibri" officeooo:paragraph-rsid="0017d3ea"/>
    </style:style>
    <style:style style:name="P3" style:family="paragraph" style:parent-style-name="Standard">
      <style:paragraph-properties fo:text-align="center" style:justify-single-word="false"/>
      <style:text-properties style:font-name="Calibri" officeooo:paragraph-rsid="0017d3ea"/>
    </style:style>
    <style:style style:name="P4" style:family="paragraph" style:parent-style-name="Standard">
      <style:text-properties style:font-name="Calibri" officeooo:paragraph-rsid="00125f8e"/>
    </style:style>
    <style:style style:name="P5" style:family="paragraph" style:parent-style-name="Standard">
      <style:text-properties style:font-name="Calibri" officeooo:rsid="00125f8e" officeooo:paragraph-rsid="00125f8e"/>
    </style:style>
    <style:style style:name="P6" style:family="paragraph" style:parent-style-name="Standard">
      <style:text-properties style:font-name="Calibri" officeooo:paragraph-rsid="001372c8"/>
    </style:style>
    <style:style style:name="P7" style:family="paragraph" style:parent-style-name="Standard">
      <style:text-properties style:font-name="Calibri" officeooo:rsid="0014783b" officeooo:paragraph-rsid="001372c8"/>
    </style:style>
    <style:style style:name="P8" style:family="paragraph" style:parent-style-name="Standard">
      <style:text-properties style:font-name="Calibri" officeooo:paragraph-rsid="0014a3fa"/>
    </style:style>
    <style:style style:name="P9" style:family="paragraph" style:parent-style-name="Standard">
      <style:text-properties style:font-name="Calibri" officeooo:paragraph-rsid="0015af0a"/>
    </style:style>
    <style:style style:name="P10" style:family="paragraph" style:parent-style-name="Standard">
      <style:text-properties style:font-name="Calibri" fo:font-weight="bold" officeooo:paragraph-rsid="0017d3ea" style:font-weight-asian="bold" style:font-weight-complex="bold"/>
    </style:style>
    <style:style style:name="P11" style:family="paragraph" style:parent-style-name="Standard">
      <style:text-properties style:font-name="Calibri" fo:font-size="12pt" officeooo:paragraph-rsid="0017d3ea" style:font-size-asian="12pt" style:font-size-complex="12pt"/>
    </style:style>
    <style:style style:name="P12" style:family="paragraph" style:parent-style-name="Standard">
      <style:text-properties style:font-name="Calibri" officeooo:paragraph-rsid="00181089"/>
    </style:style>
    <style:style style:name="T1" style:family="text">
      <style:text-properties officeooo:rsid="0011274c"/>
    </style:style>
    <style:style style:name="T2" style:family="text">
      <style:text-properties officeooo:rsid="00125f8e"/>
    </style:style>
    <style:style style:name="T3" style:family="text">
      <style:text-properties officeooo:rsid="001372c8"/>
    </style:style>
    <style:style style:name="T4" style:family="text">
      <style:text-properties officeooo:rsid="0014783b"/>
    </style:style>
    <style:style style:name="T5" style:family="text">
      <style:text-properties officeooo:rsid="0014a3fa"/>
    </style:style>
    <style:style style:name="T6" style:family="text">
      <style:text-properties officeooo:rsid="0014dfe8"/>
    </style:style>
    <style:style style:name="T7" style:family="text">
      <style:text-properties officeooo:rsid="0015af0a"/>
    </style:style>
    <style:style style:name="T8" style:family="text">
      <style:text-properties officeooo:rsid="001717f5"/>
    </style:style>
    <style:style style:name="T9" style:family="text">
      <style:text-properties officeooo:rsid="0017d3ea"/>
    </style:style>
    <style:style style:name="T10" style:family="text">
      <style:text-properties fo:font-variant="normal" fo:text-transform="none" fo:color="#000000" fo:letter-spacing="normal" fo:font-style="normal" fo:font-weight="normal" officeooo:rsid="0017d3ea"/>
    </style:style>
    <style:style style:name="T11" style:family="text">
      <style:text-properties officeooo:rsid="00181089"/>
    </style:style>
    <style:style style:name="T12" style:family="text">
      <style:text-properties officeooo:rsid="001817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Three-Axis Solar Sail Control</text:span></text:p>
      <text:p text:style-name="P2"><text:span text:style-name="T1"/></text:p>
      <text:p text:style-name="P3"><text:span text:style-name="T9">John Clouse</text:span></text:p>
      <text:p text:style-name="P2"><text:span text:style-name="T9"/></text:p>
      <text:p text:style-name="P4"><text:span text:style-name="T1">Three-axis control of a solar-sail-driven interplanetary spacecraft is proposed. <text:s/></text:span><text:span text:style-name="T2">The attitude control system will be responsible for ensuring that the steering angle between the force and velocity vectors is within the tolerance necessary for an interplanetary voyage. <text:s/></text:span><text:span text:style-name="T4">This steering angle is dependent on the mission parameters and the orbital position of the spacecraft. It, and the sun vector, will be treated as external commands to the system. </text:span><text:span text:style-name="T11">The spacecraft will perform all its thrusting in the orbit plane.</text:span></text:p>
      <text:p text:style-name="P5"/>
      <text:p text:style-name="P4"><text:span text:style-name="T1">The primary actuation mechanism will be a </text:span><text:span text:style-name="T2">gimbaled </text:span><text:span text:style-name="T1">control boom between the sail subsystem and the spacecraft bus, which contains the majority of the spacecraft mass. <text:s/>Roll stabilization will be provided by vanes at the edges of the sail. </text:span><text:span text:style-name="T2">Star trackers and gyros will be the sensors that determine attitude and rate. </text:span></text:p>
      <text:p text:style-name="P5"/>
      <text:p text:style-name="P6"><text:span text:style-name="T3">The state-space model is expected to have </text:span><text:span text:style-name="T4">8</text:span><text:span text:style-name="T3"> states: the sail attitude (three Euler angles), sail angular rate (three axes), </text:span><text:span text:style-name="T4">the gimbal angle, and the gimbal angle rate. <text:s/></text:span><text:span text:style-name="T11">Depending on the vane implementation, there may be up to </text:span><text:span text:style-name="T12">two more states for vane angles.</text:span></text:p>
      <text:p text:style-name="P7"/>
      <text:p text:style-name="P8"><text:span text:style-name="T5">The sail and boom will be </text:span><text:span text:style-name="T6">modeled</text:span><text:span text:style-name="T5"> as rigid bodies, </text:span><text:span text:style-name="T6">justified by the slow actuation of the gimbal throughout the flight</text:span><text:span text:style-name="T5">. The sail will be </text:span><text:span text:style-name="T6">modeled</text:span><text:span text:style-name="T5"> as a thin plate, rather than a billowed sail. Gravity gradient and </text:span><text:span text:style-name="T6">solar pressure torques (about the non-steered axis) will be controlled against. Disturbance torques from thruster firings may also be modeled.</text:span><text:span text:style-name="T5"> </text:span></text:p>
      <text:p text:style-name="P8"><text:span text:style-name="T5"/></text:p>
      <text:p text:style-name="P9"><text:span text:style-name="T7">The state-space model will be obtained in a similar manner to that presented by Wie. </text:span><text:span text:style-name="T8">The equations of motion for a gimbaled thrust vector are obtained for the yaw axis. The vanes for pitch and roll control will also be implemented </text:span><text:span text:style-name="T11">similarly</text:span><text:span text:style-name="T8">, but in such a way that the roll and pitch control torque-coupling can be compensated for.</text:span></text:p>
      <text:p text:style-name="P9"><text:span text:style-name="T8"/></text:p>
      <text:p text:style-name="P12"><text:span text:style-name="T11">System performance will be judged by the response to errors, both with a step-error and a flight-like error where the steering angle constantly-but-slowly changes. Mitigation of disturbance torques will also be examined.</text:span></text:p>
      <text:p text:style-name="P9"><text:span text:style-name="T8"/></text:p>
      <text:p text:style-name="P10"><text:span text:style-name="T9">Bibliography</text:span></text:p>
      <text:p text:style-name="P11"><text:span text:style-name="T10">Bong Wie.  "Solar Sail Attitude Control and Dynamics, Part Two", Journal of Guidance, Control, and Dynamics, Vol. 27, No. 4(2004), pp. 536-544.</text:span><text:span text:style-name="T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, 'Lucida Sans', 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9:30:20.47</meta:creation-date>
    <dc:date>2015-10-13T21:07:17.44</dc:date>
    <meta:editing-duration>PT26M39S</meta:editing-duration>
    <meta:editing-cycles>3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10" meta:word-count="351" meta:character-count="2193" meta:non-whitespace-character-count="1844"/>
  </office:meta>
</office:document-meta>
</file>